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4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4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3" style:family="table-cell" style:parent-style-name="Default">
      <style:table-cell-properties fo:background-color="#a8a600"/>
    </style:style>
    <style:style style:name="ce4" style:family="table-cell" style:parent-style-name="Default">
      <style:table-cell-properties fo:background-color="#2bd0d2"/>
    </style:style>
    <style:style style:name="ce5" style:family="table-cell" style:parent-style-name="Default">
      <style:table-cell-properties fo:background-color="#bebd3f"/>
    </style:style>
    <style:style style:name="ce6" style:family="table-cell" style:parent-style-name="Default">
      <style:table-cell-properties fo:background-color="#2bd0d2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1"/>
        <table:table-column table:style-name="co4" table:default-cell-style-name="ce1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o command</text:p>
          </table:table-cell>
          <table:table-cell/>
          <table:table-cell office:value-type="string" calcext:value-type="string">
            <text:p>WIP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 Show Tool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dio Launcher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ya ToolKit Plugin</text:p>
          </table:table-cell>
          <table:table-cell table:number-columns-repeated="2" office:value-type="string" calcext:value-type="string">
            <text:p>WIP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lender ToolKit Plugin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ya Asset Push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lender Asset Push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Maya Asset Pull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lender Asset Pull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te Asset USD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ow Asset USD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reate Casting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aya Scene <text:s/>Pull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lender Scene <text:s/>Pull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aya Scene Push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lender Scene Push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eate Scene USD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how Scene USD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reate Maya Shelf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lender Maya Shelf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atana Scene <text:s/>Pull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atana Scene Push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Katana Render Submit 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Katana ToolKit Plugin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uke Scene <text:s/>Pull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Nuke Scene Push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Nuke Render Submit 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atron Scene <text:s/>Pull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Natron Scene Push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Natron Render Submit </text:p>
          </table:table-cell>
          <table:table-cell table:number-columns-repeated="4"/>
        </table:table-row>
        <table:table-row table:style-name="ro2">
          <table:table-cell table:style-name="ce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/00/0000</text:date>, <text:time style:data-style-name="N2" text:time-value="23:02:55.161635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4-26T23:03:30.430078800</dc:date>
    <meta:editing-duration>PT20M39S</meta:editing-duration>
    <meta:editing-cycles>12</meta:editing-cycles>
    <meta:document-statistic meta:table-count="1" meta:cell-count="71" meta:object-count="0"/>
  </office:meta>
</office:document-meta>
</file>